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heKeyGenerat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KeyGenerator.generate( Object target , Method method , Object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cheKeyGeneratorTests.get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Service.get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.getFiltered( @ CacheKey long id , String ...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KeyGenerator.expect( Object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KeyGeneratorTests.getFil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impl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KeyGeneratorTests.getFlattenVa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Service.get( long id , String ...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